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, arial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3" table:default-cell-style-name="ce5"/>
        <table:table-column table:style-name="co4" table:number-columns-repeated="1010" table:default-cell-style-name="ce5"/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720" calcext:value-type="float">
            <text:p>720</text:p>
          </table:table-cell>
          <table:table-cell table:style-name="ce2"/>
          <table:table-cell table:number-columns-repeated="3" table:style-name="ce2" office:value-type="float" office:value="1020" calcext:value-type="float">
            <text:p>102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 table:number-columns-repeated="2"/>
          <table:table-cell table:style-name="ce2" office:value-type="float" office:value="870" calcext:value-type="float">
            <text:p>870</text:p>
          </table:table-cell>
          <table:table-cell table:style-name="ce2" table:number-columns-repeated="2"/>
          <table:table-cell table:style-name="ce2" office:value-type="float" office:value="1020" calcext:value-type="float">
            <text:p>1020</text:p>
          </table:table-cell>
          <table:table-cell table:style-name="ce2" table:number-columns-repeated="2"/>
          <table:table-cell table:style-name="ce2" office:value-type="float" office:value="1150" calcext:value-type="float">
            <text:p>115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office:value-type="float" office:value="400" calcext:value-type="float">
            <text:p>400</text:p>
          </table:table-cell>
          <table:table-cell table:style-name="ce6"/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120" calcext:value-type="float">
            <text:p>1120</text:p>
          </table:table-cell>
          <table:table-cell table:style-name="ce6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580" calcext:value-type="float">
            <text:p>580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50" calcext:value-type="float">
            <text:p>850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/>
          <table:table-cell table:style-name="ce6" table:formula="of:=[.B6]" office:value-type="float" office:value="400" calcext:value-type="float">
            <text:p>400</text:p>
          </table:table-cell>
          <table:table-cell table:style-name="ce2"/>
          <table:table-cell table:style-name="ce2" table:formula="of:=[.E6]" office:value-type="float" office:value="650" calcext:value-type="float">
            <text:p>650</text:p>
          </table:table-cell>
          <table:table-cell table:style-name="ce2"/>
          <table:table-cell table:style-name="ce6" table:formula="of:=[.F6]" office:value-type="float" office:value="1120" calcext:value-type="float">
            <text:p>1120</text:p>
          </table:table-cell>
          <table:table-cell table:style-name="ce2"/>
          <table:table-cell table:style-name="ce2" table:formula="of:=[.I6]" office:value-type="float" office:value="940" calcext:value-type="float">
            <text:p>940</text:p>
          </table:table-cell>
          <table:table-cell table:style-name="ce2"/>
          <table:table-cell table:style-name="ce2" table:formula="of:=[.J6]" office:value-type="float" office:value="580" calcext:value-type="float">
            <text:p>580</text:p>
          </table:table-cell>
          <table:table-cell table:style-name="ce2"/>
          <table:table-cell table:style-name="ce2" table:formula="of:=[.M6]" office:value-type="float" office:value="850" calcext:value-type="float">
            <text:p>850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style-name="Default"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1" table:style-name="ta1">
        <table:shapes>
          <draw:frame draw:z-index="0" draw:style-name="gr1" draw:text-style-name="P1" svg:width="16.8cm" svg:height="7.518cm" svg:x="0.075cm" svg:y="1.148cm">
            <draw:object draw:notify-on-update-of-ranges="'Fig.1'.B1:'Fig.1'.J1 'Fig.1'.A2:'Fig.1'.A2 'Fig.1'.B2:'Fig.1'.J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1" table:default-cell-style-name="ce5"/>
        <table:table-column table:style-name="co4" table:number-columns-repeated="1012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table:formula="of:=[$Table.G1]" office:value-type="float" office:value="50" calcext:value-type="float">
            <text:p>50</text:p>
          </table:table-cell>
          <table:table-cell table:style-name="ce2" table:formula="of:=[$Table.H1]" office:value-type="float" office:value="60" calcext:value-type="float">
            <text:p>60</text:p>
          </table:table-cell>
          <table:table-cell table:style-name="ce2" table:formula="of:=[$Table.I1]" office:value-type="float" office:value="70" calcext:value-type="float">
            <text:p>70</text:p>
          </table:table-cell>
          <table:table-cell table:style-name="ce2" table:formula="of:=[$Table.K1]" office:value-type="float" office:value="80" calcext:value-type="float">
            <text:p>80</text:p>
          </table:table-cell>
          <table:table-cell table:style-name="ce2" table:formula="of:=[$Table.L1]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formula="of:=[$Table.B2]" office:value-type="float" office:value="610" calcext:value-type="float">
            <text:p>610</text:p>
          </table:table-cell>
          <table:table-cell table:style-name="ce2" table:formula="of:=[$Table.C2]" office:value-type="float" office:value="720" calcext:value-type="float">
            <text:p>720</text:p>
          </table:table-cell>
          <table:table-cell table:style-name="ce2" table:formula="of:=[$Table.E2]" office:value-type="float" office:value="1020" calcext:value-type="float">
            <text:p>1020</text:p>
          </table:table-cell>
          <table:table-cell table:style-name="ce2" table:formula="of:=[$Table.F2]" office:value-type="float" office:value="1020" calcext:value-type="float">
            <text:p>1020</text:p>
          </table:table-cell>
          <table:table-cell table:style-name="ce2" table:formula="of:=[$Table.G2]" office:value-type="float" office:value="1020" calcext:value-type="float">
            <text:p>1020</text:p>
          </table:table-cell>
          <table:table-cell table:style-name="ce2" table:formula="of:=[$Table.H2]" office:value-type="float" office:value="1050" calcext:value-type="float">
            <text:p>1050</text:p>
          </table:table-cell>
          <table:table-cell table:style-name="ce2" table:formula="of:=[$Table.I2]" office:value-type="float" office:value="1100" calcext:value-type="float">
            <text:p>1100</text:p>
          </table:table-cell>
          <table:table-cell table:style-name="ce2" table:formula="of:=[$Table.K2]" office:value-type="float" office:value="1200" calcext:value-type="float">
            <text:p>1200</text:p>
          </table:table-cell>
          <table:table-cell table:style-name="ce2" table:formula="of:=[$Table.L2]" office:value-type="float" office:value="1210" calcext:value-type="float">
            <text:p>1210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2" table:style-name="ta1">
        <table:shapes>
          <draw:frame draw:z-index="0" draw:style-name="gr1" draw:text-style-name="P1" svg:width="17.926cm" svg:height="7.397cm" svg:x="0.219cm" svg:y="1.853cm">
            <draw:object draw:notify-on-update-of-ranges="'Fig.2'.B1:'Fig.2'.L1 'Fig.2'.A3:'Fig.2'.A3 'Fig.2'.B3:'Fig.2'.L3 'Fig.2'.B1:'Fig.2'.L1 'Fig.2'.A2:'Fig.2'.A2 'Fig.2'.B2:'Fig.2'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1" table:default-cell-style-name="ce5"/>
        <table:table-column table:style-name="co4" table:number-columns-repeated="1012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table:formula="of:=[$Table.D1]" office:value-type="float" office:value="25" calcext:value-type="float">
            <text:p>25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table:formula="of:=[$Table.G1]" office:value-type="float" office:value="50" calcext:value-type="float">
            <text:p>50</text:p>
          </table:table-cell>
          <table:table-cell table:style-name="ce2" table:formula="of:=[$Table.H1]" office:value-type="float" office:value="60" calcext:value-type="float">
            <text:p>60</text:p>
          </table:table-cell>
          <table:table-cell table:style-name="ce2" table:formula="of:=[$Table.I1]" office:value-type="float" office:value="70" calcext:value-type="float">
            <text:p>70</text:p>
          </table:table-cell>
          <table:table-cell table:style-name="ce2" table:formula="of:=[$Table.J1]" office:value-type="float" office:value="75" calcext:value-type="float">
            <text:p>75</text:p>
          </table:table-cell>
          <table:table-cell table:style-name="ce2" table:formula="of:=[$Table.K1]" office:value-type="float" office:value="80" calcext:value-type="float">
            <text:p>80</text:p>
          </table:table-cell>
          <table:table-cell table:style-name="ce2" table:formula="of:=[$Table.L1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formula="of:=[$Table.B2]" office:value-type="float" office:value="610" calcext:value-type="float">
            <text:p>610</text:p>
          </table:table-cell>
          <table:table-cell table:style-name="ce2" table:formula="of:=[$Table.C2]" office:value-type="float" office:value="720" calcext:value-type="float">
            <text:p>720</text:p>
          </table:table-cell>
          <table:table-cell table:style-name="ce2"/>
          <table:table-cell table:style-name="ce2" table:formula="of:=[$Table.E2]" office:value-type="float" office:value="1020" calcext:value-type="float">
            <text:p>1020</text:p>
          </table:table-cell>
          <table:table-cell table:style-name="ce2" table:formula="of:=[$Table.F2]" office:value-type="float" office:value="1020" calcext:value-type="float">
            <text:p>1020</text:p>
          </table:table-cell>
          <table:table-cell table:style-name="ce2" table:formula="of:=[$Table.G2]" office:value-type="float" office:value="1020" calcext:value-type="float">
            <text:p>1020</text:p>
          </table:table-cell>
          <table:table-cell table:style-name="ce2" table:formula="of:=[$Table.H2]" office:value-type="float" office:value="1050" calcext:value-type="float">
            <text:p>1050</text:p>
          </table:table-cell>
          <table:table-cell table:style-name="ce2" table:formula="of:=[$Table.I2]" office:value-type="float" office:value="1100" calcext:value-type="float">
            <text:p>1100</text:p>
          </table:table-cell>
          <table:table-cell table:style-name="ce2"/>
          <table:table-cell table:style-name="ce2" table:formula="of:=[$Table.K2]" office:value-type="float" office:value="1200" calcext:value-type="float">
            <text:p>1200</text:p>
          </table:table-cell>
          <table:table-cell table:style-name="ce2" table:formula="of:=[$Table.L2]" office:value-type="float" office:value="1210" calcext:value-type="float">
            <text:p>1210</text:p>
          </table:table-cell>
          <table:table-cell table:number-columns-repeated="1012"/>
        </table:table-row>
        <table:table-row table:style-name="ro1">
          <table:table-cell table:style-name="ce2" table:formula="of:=[$Table.A3]" office:value-type="string" office:string-value="Fetch Value xf(t)" calcext:value-type="string">
            <text:p>Fetch Value xf(t)</text:p>
          </table:table-cell>
          <table:table-cell table:style-name="ce2" table:number-columns-repeated="2"/>
          <table:table-cell table:style-name="ce2" table:formula="of:=[$Table.D3]" office:value-type="float" office:value="870" calcext:value-type="float">
            <text:p>870</text:p>
          </table:table-cell>
          <table:table-cell table:style-name="ce2" table:number-columns-repeated="2"/>
          <table:table-cell table:style-name="ce2" table:formula="of:=[$Table.G3]" office:value-type="float" office:value="1020" calcext:value-type="float">
            <text:p>1020</text:p>
          </table:table-cell>
          <table:table-cell table:style-name="ce2" table:number-columns-repeated="2"/>
          <table:table-cell table:style-name="ce2" table:formula="of:=[$Table.J3]" office:value-type="float" office:value="1150" calcext:value-type="float">
            <text:p>1150</text:p>
          </table:table-cell>
          <table:table-cell table:style-name="ce2" table:number-columns-repeated="2"/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4" table:style-name="ta1">
        <table:shapes>
          <draw:frame draw:z-index="0" draw:style-name="gr1" draw:text-style-name="P1" svg:width="16.694cm" svg:height="7.595cm" svg:x="0.1cm" svg:y="1.071cm">
            <draw:object draw:notify-on-update-of-ranges="'Fig.4'.B1:'Fig.4'.J1 'Fig.4'.A2:'Fig.4'.A2 'Fig.4'.B2:'Fig.4'.J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0" table:default-cell-style-name="ce5"/>
        <table:table-column table:style-name="co4" table:number-columns-repeated="1011" table:default-cell-style-name="ce5"/>
        <table:table-row table:style-name="ro1">
          <table:table-cell table:formula="of:=[$Table.A5]" office:value-type="string" office:string-value="Time (t)" calcext:value-type="string">
            <text:p>Time (t)</text:p>
          </table:table-cell>
          <table:table-cell table:formula="of:=[$Table.B5]" office:value-type="float" office:value="10" calcext:value-type="float">
            <text:p>10</text:p>
          </table:table-cell>
          <table:table-cell table:formula="of:=[$Table.D5]" office:value-type="float" office:value="20" calcext:value-type="float">
            <text:p>20</text:p>
          </table:table-cell>
          <table:table-cell table:formula="of:=[$Table.E5]" office:value-type="float" office:value="30" calcext:value-type="float">
            <text:p>30</text:p>
          </table:table-cell>
          <table:table-cell table:formula="of:=[$Table.F5]" office:value-type="float" office:value="40" calcext:value-type="float">
            <text:p>40</text:p>
          </table:table-cell>
          <table:table-cell table:formula="of:=[$Table.H5]" office:value-type="float" office:value="50" calcext:value-type="float">
            <text:p>50</text:p>
          </table:table-cell>
          <table:table-cell table:formula="of:=[$Table.I5]" office:value-type="float" office:value="60" calcext:value-type="float">
            <text:p>60</text:p>
          </table:table-cell>
          <table:table-cell table:formula="of:=[$Table.J5]" office:value-type="float" office:value="70" calcext:value-type="float">
            <text:p>70</text:p>
          </table:table-cell>
          <table:table-cell table:formula="of:=[$Table.L5]" office:value-type="float" office:value="80" calcext:value-type="float">
            <text:p>80</text:p>
          </table:table-cell>
          <table:table-cell table:formula="of:=[$Table.M5]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table:formula="of:=[$Table.A6]" office:value-type="string" office:string-value="Archive Value xa(t)" calcext:value-type="string">
            <text:p>Archive Value xa(t)</text:p>
          </table:table-cell>
          <table:table-cell table:formula="of:=[$Table.B6]" office:value-type="float" office:value="400" calcext:value-type="float">
            <text:p>400</text:p>
          </table:table-cell>
          <table:table-cell table:formula="of:=[$Table.D6]" office:value-type="float" office:value="880" calcext:value-type="float">
            <text:p>880</text:p>
          </table:table-cell>
          <table:table-cell table:formula="of:=[$Table.E6]" office:value-type="float" office:value="650" calcext:value-type="float">
            <text:p>650</text:p>
          </table:table-cell>
          <table:table-cell table:formula="of:=[$Table.F6]" office:value-type="float" office:value="1120" calcext:value-type="float">
            <text:p>1120</text:p>
          </table:table-cell>
          <table:table-cell table:formula="of:=[$Table.H6]" office:value-type="float" office:value="1120" calcext:value-type="float">
            <text:p>1120</text:p>
          </table:table-cell>
          <table:table-cell table:formula="of:=[$Table.I6]" office:value-type="float" office:value="940" calcext:value-type="float">
            <text:p>940</text:p>
          </table:table-cell>
          <table:table-cell table:formula="of:=[$Table.J6]" office:value-type="float" office:value="580" calcext:value-type="float">
            <text:p>580</text:p>
          </table:table-cell>
          <table:table-cell table:formula="of:=[$Table.L6]" office:value-type="float" office:value="1200" calcext:value-type="float">
            <text:p>1200</text:p>
          </table:table-cell>
          <table:table-cell table:formula="of:=[$Table.M6]" office:value-type="float" office:value="850" calcext:value-type="float">
            <text:p>850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g.5" table:style-name="ta1">
        <table:shapes>
          <draw:frame draw:z-index="0" draw:style-name="gr1" draw:text-style-name="P1" svg:width="16.01cm" svg:height="7.57cm" svg:x="0.044cm" svg:y="1.534cm">
            <draw:object draw:notify-on-update-of-ranges="'Fig.5'.B1:'Fig.5'.M1 'Fig.5'.A3:'Fig.5'.A3 'Fig.5'.B3:'Fig.5'.M3 'Fig.5'.B1:'Fig.5'.M1 'Fig.5'.A2:'Fig.5'.A2 'Fig.5'.B2:'Fig.5'.M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12" table:default-cell-style-name="ce5"/>
        <table:table-column table:style-name="co4" table:number-columns-repeated="1011" table:default-cell-style-name="ce5"/>
        <table:table-row table:style-name="ro1">
          <table:table-cell table:formula="of:=[$Table.A5]" office:value-type="string" office:string-value="Time (t)" calcext:value-type="string">
            <text:p>Time (t)</text:p>
          </table:table-cell>
          <table:table-cell table:formula="of:=[$Table.B5]" office:value-type="float" office:value="10" calcext:value-type="float">
            <text:p>10</text:p>
          </table:table-cell>
          <table:table-cell table:formula="of:=[$Table.C5]" office:value-type="float" office:value="15" calcext:value-type="float">
            <text:p>15</text:p>
          </table:table-cell>
          <table:table-cell table:formula="of:=[$Table.D5]" office:value-type="float" office:value="20" calcext:value-type="float">
            <text:p>20</text:p>
          </table:table-cell>
          <table:table-cell table:formula="of:=[$Table.E5]" office:value-type="float" office:value="30" calcext:value-type="float">
            <text:p>30</text:p>
          </table:table-cell>
          <table:table-cell table:formula="of:=[$Table.F5]" office:value-type="float" office:value="40" calcext:value-type="float">
            <text:p>40</text:p>
          </table:table-cell>
          <table:table-cell table:formula="of:=[$Table.G5]" office:value-type="float" office:value="45" calcext:value-type="float">
            <text:p>45</text:p>
          </table:table-cell>
          <table:table-cell table:formula="of:=[$Table.H5]" office:value-type="float" office:value="50" calcext:value-type="float">
            <text:p>50</text:p>
          </table:table-cell>
          <table:table-cell table:formula="of:=[$Table.I5]" office:value-type="float" office:value="60" calcext:value-type="float">
            <text:p>60</text:p>
          </table:table-cell>
          <table:table-cell table:formula="of:=[$Table.J5]" office:value-type="float" office:value="70" calcext:value-type="float">
            <text:p>70</text:p>
          </table:table-cell>
          <table:table-cell table:formula="of:=[$Table.K5]" office:value-type="float" office:value="75" calcext:value-type="float">
            <text:p>75</text:p>
          </table:table-cell>
          <table:table-cell table:formula="of:=[$Table.L5]" office:value-type="float" office:value="80" calcext:value-type="float">
            <text:p>80</text:p>
          </table:table-cell>
          <table:table-cell table:formula="of:=[$Table.M5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formula="of:=[$Table.A6]" office:value-type="string" office:string-value="Archive Value xa(t)" calcext:value-type="string">
            <text:p>Archive Value xa(t)</text:p>
          </table:table-cell>
          <table:table-cell table:formula="of:=[$Table.B6]" office:value-type="float" office:value="400" calcext:value-type="float">
            <text:p>400</text:p>
          </table:table-cell>
          <table:table-cell/>
          <table:table-cell table:formula="of:=[$Table.D6]" office:value-type="float" office:value="880" calcext:value-type="float">
            <text:p>880</text:p>
          </table:table-cell>
          <table:table-cell table:formula="of:=[$Table.E6]" office:value-type="float" office:value="650" calcext:value-type="float">
            <text:p>650</text:p>
          </table:table-cell>
          <table:table-cell table:formula="of:=[$Table.F6]" office:value-type="float" office:value="1120" calcext:value-type="float">
            <text:p>1120</text:p>
          </table:table-cell>
          <table:table-cell/>
          <table:table-cell table:formula="of:=[$Table.H6]" office:value-type="float" office:value="1120" calcext:value-type="float">
            <text:p>1120</text:p>
          </table:table-cell>
          <table:table-cell table:formula="of:=[$Table.I6]" office:value-type="float" office:value="940" calcext:value-type="float">
            <text:p>940</text:p>
          </table:table-cell>
          <table:table-cell table:formula="of:=[$Table.J6]" office:value-type="float" office:value="580" calcext:value-type="float">
            <text:p>580</text:p>
          </table:table-cell>
          <table:table-cell/>
          <table:table-cell table:formula="of:=[$Table.L6]" office:value-type="float" office:value="1200" calcext:value-type="float">
            <text:p>1200</text:p>
          </table:table-cell>
          <table:table-cell table:formula="of:=[$Table.M6]" office:value-type="float" office:value="850" calcext:value-type="float">
            <text:p>850</text:p>
          </table:table-cell>
          <table:table-cell table:number-columns-repeated="1011"/>
        </table:table-row>
        <table:table-row table:style-name="ro1">
          <table:table-cell table:formula="of:=[$Table.A7]" office:value-type="string" office:string-value="Fetch Value xf(t)" calcext:value-type="string">
            <text:p>Fetch Value xf(t)</text:p>
          </table:table-cell>
          <table:table-cell/>
          <table:table-cell table:formula="of:=[$Table.C7]" office:value-type="float" office:value="400" calcext:value-type="float">
            <text:p>400</text:p>
          </table:table-cell>
          <table:table-cell/>
          <table:table-cell table:formula="of:=[$Table.E7]" office:value-type="float" office:value="650" calcext:value-type="float">
            <text:p>650</text:p>
          </table:table-cell>
          <table:table-cell/>
          <table:table-cell table:formula="of:=[$Table.G7]" office:value-type="float" office:value="1120" calcext:value-type="float">
            <text:p>1120</text:p>
          </table:table-cell>
          <table:table-cell/>
          <table:table-cell table:formula="of:=[$Table.I7]" office:value-type="float" office:value="940" calcext:value-type="float">
            <text:p>940</text:p>
          </table:table-cell>
          <table:table-cell/>
          <table:table-cell table:formula="of:=[$Table.K7]" office:value-type="float" office:value="580" calcext:value-type="float">
            <text:p>580</text:p>
          </table:table-cell>
          <table:table-cell/>
          <table:table-cell table:formula="of:=[$Table.M7]" office:value-type="float" office:value="850" calcext:value-type="float">
            <text:p>850</text:p>
          </table:table-cell>
          <table:table-cell table:number-columns-repeated="101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6" table:style-name="ta1">
        <table:shapes>
          <draw:frame draw:z-index="0" draw:style-name="gr1" draw:text-style-name="P1" svg:width="15.997cm" svg:height="7.57cm" svg:x="0.1cm" svg:y="1.558cm">
            <draw:object draw:notify-on-update-of-ranges="'Fig.6'.B1:'Fig.6'.AD1 'Fig.6'.A3:'Fig.6'.A3 'Fig.6'.B3:'Fig.6'.AD3 'Fig.6'.B1:'Fig.6'.AD1 'Fig.6'.A2:'Fig.6'.A2 'Fig.6'.B2:'Fig.6'.AD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31" table:default-cell-style-name="ce5"/>
        <table:table-column table:style-name="co4" table:number-columns-repeated="992" table:default-cell-style-name="ce5"/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6"/>
          <table:table-cell table:style-name="ce2" office:value-type="float" office:value="880" calcext:value-type="float">
            <text:p>880</text:p>
          </table:table-cell>
          <table:table-cell table:style-name="ce2" table:number-columns-repeated="2"/>
          <table:table-cell table:style-name="ce2" office:value-type="float" office:value="650" calcext:value-type="float">
            <text:p>650</text:p>
          </table:table-cell>
          <table:table-cell table:style-name="ce2" table:number-columns-repeated="2"/>
          <table:table-cell table:style-name="ce2" office:value-type="float" office:value="1120" calcext:value-type="float">
            <text:p>1120</text:p>
          </table:table-cell>
          <table:table-cell table:style-name="ce2"/>
          <table:table-cell table:style-name="ce6"/>
          <table:table-cell table:style-name="ce2" office:value-type="float" office:value="1120" calcext:value-type="float">
            <text:p>1120</text:p>
          </table:table-cell>
          <table:table-cell table:style-name="ce2" table:number-columns-repeated="2"/>
          <table:table-cell table:style-name="ce2" office:value-type="float" office:value="940" calcext:value-type="float">
            <text:p>940</text:p>
          </table:table-cell>
          <table:table-cell table:style-name="ce2" table:number-columns-repeated="2"/>
          <table:table-cell table:style-name="ce2" office:value-type="float" office:value="580" calcext:value-type="float">
            <text:p>580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2" office:value-type="float" office:value="850" calcext:value-type="float">
            <text:p>850</text:p>
          </table:table-cell>
          <table:table-cell table:style-name="ce2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 table:number-columns-repeated="3"/>
          <table:table-cell table:style-name="ce2" table:formula="of:=[.D2]" office:value-type="float" office:value="400" calcext:value-type="float">
            <text:p>400</text:p>
          </table:table-cell>
          <table:table-cell table:style-name="ce6" table:formula="of:=[.D2]" office:value-type="float" office:value="400" calcext:value-type="float">
            <text:p>40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/>
          <table:table-cell table:style-name="ce2" table:formula="of:=[.J2]" office:value-type="float" office:value="650" calcext:value-type="float">
            <text:p>650</text:p>
          </table:table-cell>
          <table:table-cell table:style-name="ce2" table:formula="of:=[.J2]" office:value-type="float" office:value="650" calcext:value-type="float">
            <text:p>65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6" table:formula="of:=[.M2]" office:value-type="float" office:value="1120" calcext:value-type="float">
            <text:p>1120</text:p>
          </table:table-cell>
          <table:table-cell table:style-name="ce2"/>
          <table:table-cell table:style-name="ce2" table:formula="of:=[.P2]" office:value-type="float" office:value="1120" calcext:value-type="float">
            <text:p>1120</text:p>
          </table:table-cell>
          <table:table-cell table:style-name="ce2" table:formula="of:=[.P2]" office:value-type="float" office:value="1120" calcext:value-type="float">
            <text:p>112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/>
          <table:table-cell table:style-name="ce2" table:formula="of:=[.V2]" office:value-type="float" office:value="580" calcext:value-type="float">
            <text:p>580</text:p>
          </table:table-cell>
          <table:table-cell table:style-name="ce2" table:formula="of:=[.V2]" office:value-type="float" office:value="580" calcext:value-type="float">
            <text:p>58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/>
          <table:table-cell table:style-name="ce2" table:formula="of:=[.AB2]" office:value-type="float" office:value="850" calcext:value-type="float">
            <text:p>850</text:p>
          </table:table-cell>
          <table:table-cell table:style-name="ce2" table:formula="of:=[.AB2]" office:value-type="float" office:value="850" calcext:value-type="float">
            <text:p>850</text:p>
          </table:table-cell>
          <table:table-cell table:number-columns-repeated="99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2a" table:style-name="ta1">
        <table:shapes>
          <draw:frame draw:z-index="0" draw:style-name="gr1" draw:text-style-name="P1" svg:width="18.098cm" svg:height="8.999cm" svg:x="0.025cm" svg:y="6.54cm">
            <draw:object draw:notify-on-update-of-ranges="'Fig.2a'.A3:'Fig.2a'.A3 'Fig.2a'.A2:'Fig.2a'.A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5"/>
        <table:table-column table:style-name="co3" table:number-columns-repeated="11" table:default-cell-style-name="ce5"/>
        <table:table-column table:style-name="co2" table:number-columns-repeated="12" table:default-cell-style-name="ce5"/>
        <table:table-column table:style-name="co4" table:number-columns-repeated="1000" table:default-cell-style-name="ce5"/>
        <table:table-row table:style-name="ro1">
          <table:table-cell table:style-name="ce2" table:formula="of:=[$Table.A1]" office:value-type="string" office:string-value="Time (t)" calcext:value-type="string">
            <text:p>Time (t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$Table.B1]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$Table.C1]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style-name="ce2" table:formula="of:=[$Table.A2]" office:value-type="string" office:string-value="Archive Value xa(t)" calcext:value-type="string">
            <text:p>Archive Value xa(t)</text:p>
          </table:table-cell>
          <table:table-cell table:style-name="ce2" table:number-columns-repeated="3"/>
          <table:table-cell table:style-name="ce2" table:formula="of:=[$Table.B2]" office:value-type="float" office:value="610" calcext:value-type="float">
            <text:p>610</text:p>
          </table:table-cell>
          <table:table-cell table:style-name="ce2" table:number-columns-repeated="3"/>
          <table:table-cell table:style-name="ce2" table:formula="of:=[$Table.C2]" office:value-type="float" office:value="720" calcext:value-type="float">
            <text:p>72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formula="of:=[$Table.A3]" office:value-type="string" office:string-value="Fetch Value xf(t)" calcext:value-type="string">
            <text:p>Fetch Value xf(t)</text:p>
          </table:table-cell>
          <table:table-cell table:style-name="ce2" table:number-columns-repeated="4"/>
          <table:table-cell table:style-name="ce2" table:formula="of:=[.$E2]+([.$I2]-[.$E2])*([.F1]-[.$E1])/([.$I1]-[.$E1])" office:value-type="float" office:value="632" calcext:value-type="float">
            <text:p>632</text:p>
          </table:table-cell>
          <table:table-cell table:style-name="ce2" table:formula="of:=[.$E2]+([.$I2]-[.$E2])*([.G1]-[.$E1])/([.$I1]-[.$E1])" office:value-type="float" office:value="665" calcext:value-type="float">
            <text:p>665</text:p>
          </table:table-cell>
          <table:table-cell table:style-name="ce2" table:formula="of:=[.$E2]+([.$I2]-[.$E2])*([.H1]-[.$E1])/([.$I1]-[.$E1])" office:value-type="float" office:value="698" calcext:value-type="float">
            <text:p>698</text:p>
          </table:table-cell>
          <table:table-cell table:style-name="ce2"/>
          <table:table-cell table:style-name="ce2" table:formula="of:=[.$I2]+([.$B5]-[.$I2])*([.J1]-[.$I1])/([.$B4]-[.$I1])" office:value-type="float" office:value="750" calcext:value-type="float">
            <text:p>750</text:p>
          </table:table-cell>
          <table:table-cell table:style-name="ce2" table:formula="of:=[.$I2]+([.$B5]-[.$I2])*([.K1]-[.$I1])/([.$B4]-[.$I1])" office:value-type="float" office:value="840" calcext:value-type="float">
            <text:p>840</text:p>
          </table:table-cell>
          <table:table-cell table:style-name="ce2" table:formula="of:=[.$I2]+([.$B5]-[.$I2])*([.L1]-[.$I1])/([.$B4]-[.$I1])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table:style-name="ce6" table:formula="of:=[.A1]" office:value-type="string" office:string-value="Time (t)" calcext:value-type="string">
            <text:p>Time (t)</text:p>
          </table:table-cell>
          <table:table-cell table:style-name="ce2" table:formula="of:=[$Table.E1]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$Table.F1]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table:style-name="ce6" table:formula="of:=[.A2]" office:value-type="string" office:string-value="Archive Value xa(t)" calcext:value-type="string">
            <text:p>Archive Value xa(t)</text:p>
          </table:table-cell>
          <table:table-cell table:style-name="ce2" table:formula="of:=[$Table.$E$2]" office:value-type="float" office:value="1020" calcext:value-type="float">
            <text:p>1020</text:p>
          </table:table-cell>
          <table:table-cell table:style-name="ce2" table:formula="of:=[.$I4]+([.$B4]-[.$C4])*([.C3]-[.$I3])/([.$B6]-[.$I3])" office:value-type="float" office:value="48" calcext:value-type="float">
            <text:p>48</text:p>
          </table:table-cell>
          <table:table-cell table:style-name="ce6" table:number-columns-repeated="2"/>
          <table:table-cell table:style-name="ce2" table:formula="of:=[$Table.$F$2]" office:value-type="float" office:value="1020" calcext:value-type="float">
            <text:p>1020</text:p>
          </table:table-cell>
          <table:table-cell table:style-name="ce6" table:number-columns-repeated="3"/>
          <table:table-cell table:style-name="ce2" table:formula="of:=[$Table.$G$2]" office:value-type="float" office:value="1020" calcext:value-type="float">
            <text:p>1020</text:p>
          </table:table-cell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6" table:formula="of:=[.A3]" office:value-type="string" office:string-value="Fetch Value xf(t)" calcext:value-type="string">
            <text:p>Fetch Value xf(t)</text:p>
          </table:table-cell>
          <table:table-cell table:style-name="ce6" table:formula="of:=[.B5]" office:value-type="float" office:value="1020" calcext:value-type="float">
            <text:p>1020</text:p>
          </table:table-cell>
          <table:table-cell table:style-name="ce6" table:formula="of:=[.$B5]+([.C4]-[.$B4])*([.$F5]-[.$B5])/([.$F4]-[.$B4])" office:value-type="float" office:value="1020" calcext:value-type="float">
            <text:p>1020</text:p>
          </table:table-cell>
          <table:table-cell table:style-name="ce6" table:formula="of:=[.$B5]+([.D4]-[.$B4])*([.$F5]-[.$B5])/([.$F4]-[.$B4])" office:value-type="float" office:value="1020" calcext:value-type="float">
            <text:p>1020</text:p>
          </table:table-cell>
          <table:table-cell table:style-name="ce6" table:formula="of:=[.$B5]+([.E4]-[.$B4])*([.$F5]-[.$B5])/([.$F4]-[.$B4])" office:value-type="float" office:value="1020" calcext:value-type="float">
            <text:p>1020</text:p>
          </table:table-cell>
          <table:table-cell table:style-name="ce6"/>
          <table:table-cell table:style-name="ce6" table:formula="of:=[.$F5]+([.G4]-[.$F4])*([.$J5]-[.$F5])/([.$J5]-[.$J4])" office:value-type="float" office:value="1020" calcext:value-type="float">
            <text:p>1020</text:p>
          </table:table-cell>
          <table:table-cell table:style-name="ce6" table:formula="of:=[.$F5]+([.H4]-[.$F4])*([.$J5]-[.$F5])/([.$J5]-[.$J4])" office:value-type="float" office:value="1020" calcext:value-type="float">
            <text:p>1020</text:p>
          </table:table-cell>
          <table:table-cell table:style-name="ce6" table:formula="of:=[.$F5]+([.I4]-[.$F4])*([.$J5]-[.$F5])/([.$J5]-[.$J4])" office:value-type="float" office:value="1020" calcext:value-type="float">
            <text:p>1020</text:p>
          </table:table-cell>
          <table:table-cell table:style-name="ce6"/>
          <table:table-cell table:style-name="ce6" table:formula="of:=[.$J$5]+([.K4]-[.$J$4])*([.$C$8]-[.$J$5])/([.$C$7]-[.$J$4])" office:value-type="float" office:value="1023" calcext:value-type="float">
            <text:p>1023</text:p>
          </table:table-cell>
          <table:table-cell table:style-name="ce6" table:formula="of:=[.$J$5]+([.L4]-[.$J$4])*([.$C$8]-[.$J$5])/([.$C$7]-[.$J$4])" office:value-type="float" office:value="1032" calcext:value-type="float">
            <text:p>1032</text:p>
          </table:table-cell>
          <table:table-cell table:number-columns-repeated="1012"/>
        </table:table-row>
        <table:table-row table:style-name="ro1">
          <table:table-cell table:style-name="ce6" table:formula="of:=[.A4]" office:value-type="string" office:string-value="Time (t)" calcext:value-type="string">
            <text:p>Time (t)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table:style-name="ce6" table:formula="of:=[.A5]" office:value-type="string" office:string-value="Archive Value xa(t)" calcext:value-type="string">
            <text:p>Archive Value xa(t)</text:p>
          </table:table-cell>
          <table:table-cell table:style-name="ce6"/>
          <table:table-cell table:style-name="ce2" table:formula="of:=[$Table.$H$2]" office:value-type="float" office:value="1050" calcext:value-type="float">
            <text:p>1050</text:p>
          </table:table-cell>
          <table:table-cell table:style-name="ce6" table:number-columns-repeated="3"/>
          <table:table-cell table:style-name="ce2" table:formula="of:=[$Table.$I$2]" office:value-type="float" office:value="1100" calcext:value-type="float">
            <text:p>1100</text:p>
          </table:table-cell>
          <table:table-cell table:style-name="ce6" table:number-columns-repeated="3"/>
          <table:table-cell table:style-name="ce2" table:formula="of:=[$Table.$K$2]" office:value-type="float" office:value="1200" calcext:value-type="float">
            <text:p>1200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table:formula="of:=[.A6]" office:value-type="string" office:string-value="Fetch Value xf(t)" calcext:value-type="string">
            <text:p>Fetch Value xf(t)</text:p>
          </table:table-cell>
          <table:table-cell table:style-name="ce6" table:formula="of:=[.$J$5]+([.B7]-[.$J$4])*([.$C$8]-[.$J$5])/([.$C$7]-[.$J$4])" office:value-type="float" office:value="1041" calcext:value-type="float">
            <text:p>1041</text:p>
          </table:table-cell>
          <table:table-cell table:style-name="ce6" table:formula="of:=[.C8]" office:value-type="float" office:value="1050" calcext:value-type="float">
            <text:p>1050</text:p>
          </table:table-cell>
          <table:table-cell table:style-name="ce6" table:formula="of:=[.$C8]+([.D7]-[.$C7])*([.$G8]-[.$C8])/([.$G7]-[.$C7])" office:value-type="float" office:value="1065" calcext:value-type="float">
            <text:p>1065</text:p>
          </table:table-cell>
          <table:table-cell table:style-name="ce6" table:formula="of:=[.$C8]+([.E7]-[.$C7])*([.$G8]-[.$C8])/([.$G7]-[.$C7])" office:value-type="float" office:value="1080" calcext:value-type="float">
            <text:p>1080</text:p>
          </table:table-cell>
          <table:table-cell table:style-name="ce6" table:formula="of:=[.$C8]+([.F7]-[.$C7])*([.$G8]-[.$C8])/([.$G7]-[.$C7])" office:value-type="float" office:value="1095" calcext:value-type="float">
            <text:p>1095</text:p>
          </table:table-cell>
          <table:table-cell table:style-name="ce6"/>
          <table:table-cell table:style-name="ce6" table:formula="of:=[.$G8]+([.H7]-[.$G7])*([.$K8]-[.$G8])/([.$K7]-[.$G7])" office:value-type="float" office:value="1120" calcext:value-type="float">
            <text:p>1120</text:p>
          </table:table-cell>
          <table:table-cell table:style-name="ce6" table:formula="of:=[.$G8]+([.I7]-[.$G7])*([.$K8]-[.$G8])/([.$K7]-[.$G7])" office:value-type="float" office:value="1150" calcext:value-type="float">
            <text:p>1150</text:p>
          </table:table-cell>
          <table:table-cell table:style-name="ce6" table:formula="of:=[.$G8]+([.J7]-[.$G7])*([.$K8]-[.$G8])/([.$K7]-[.$G7])" office:value-type="float" office:value="1180" calcext:value-type="float">
            <text:p>1180</text:p>
          </table:table-cell>
          <table:table-cell table:style-name="ce6"/>
          <table:table-cell table:style-name="ce6" table:formula="of:=[.$K8]+([.L7]-[.$K7])*([.$D11]-[.$K8])/([.$E10]-[.$K7])" office:value-type="float" office:value="1200.90909090909" calcext:value-type="float">
            <text:p>1200.90909090909</text:p>
          </table:table-cell>
          <table:table-cell table:number-columns-repeated="1012"/>
        </table:table-row>
        <table:table-row table:style-name="ro1">
          <table:table-cell table:style-name="ce6" table:formula="of:=[.A7]" office:value-type="string" office:string-value="Time (t)" calcext:value-type="string">
            <text:p>Time (t)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97" calcext:value-type="float">
            <text:p>97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style-name="ce6" table:formula="of:=[.A8]" office:value-type="string" office:string-value="Archive Value xa(t)" calcext:value-type="string">
            <text:p>Archive Value xa(t)</text:p>
          </table:table-cell>
          <table:table-cell table:style-name="ce6" table:number-columns-repeated="2"/>
          <table:table-cell table:style-name="ce2" table:formula="of:=[$Table.$L$2]" office:value-type="float" office:value="1210" calcext:value-type="float">
            <text:p>1210</text:p>
          </table:table-cell>
          <table:table-cell table:style-name="ce6" table:number-columns-repeated="8"/>
          <table:table-cell table:number-columns-repeated="1012"/>
        </table:table-row>
        <table:table-row table:style-name="ro1">
          <table:table-cell table:style-name="ce6" table:formula="of:=[.A9]" office:value-type="string" office:string-value="Fetch Value xf(t)" calcext:value-type="string">
            <text:p>Fetch Value xf(t)</text:p>
          </table:table-cell>
          <table:table-cell table:style-name="ce6" table:formula="of:=[.$K8]+([.B10]-[.$K$7])*([.$D$11]-[.$K8])/([.$E$10]-[.$K$7])" office:value-type="float" office:value="1203.63636363636" calcext:value-type="float">
            <text:p>1203.63636363636</text:p>
          </table:table-cell>
          <table:table-cell table:style-name="ce6" table:formula="of:=[.$K8]+([.C10]-[.$K$7])*([.$D$11]-[.$K8])/([.$E$10]-[.$K$7])" office:value-type="float" office:value="1206.36363636364" calcext:value-type="float">
            <text:p>1206.36363636364</text:p>
          </table:table-cell>
          <table:table-cell table:style-name="ce6" table:formula="of:=[.D11]" office:value-type="float" office:value="1210" calcext:value-type="float">
            <text:p>1210</text:p>
          </table:table-cell>
          <table:table-cell table:style-name="ce6" table:number-columns-repeated="8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.6a" table:style-name="ta1">
        <table:shapes>
          <draw:frame draw:z-index="0" draw:style-name="gr1" draw:text-style-name="P1" svg:width="15.997cm" svg:height="7.57cm" svg:x="0.1cm" svg:y="1.558cm">
            <draw:object draw:notify-on-update-of-ranges="'Fig.6a'.B1:'Fig.6a'.AD1 'Fig.6a'.A3:'Fig.6a'.A3 'Fig.6a'.B3:'Fig.6a'.AD3 'Fig.6a'.B1:'Fig.6a'.AD1 'Fig.6a'.A2:'Fig.6a'.A2 'Fig.6a'.B2:'Fig.6a'.AD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5"/>
        <table:table-column table:style-name="co3" table:number-columns-repeated="31" table:default-cell-style-name="ce5"/>
        <table:table-column table:style-name="co4" table:number-columns-repeated="992" table:default-cell-style-name="ce5"/>
        <table:table-row table:style-name="ro1">
          <table:table-cell table:style-name="ce2" office:value-type="string" calcext:value-type="string">
            <text:p>Time (t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rchive Value xa(t)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6"/>
          <table:table-cell table:style-name="ce2" office:value-type="float" office:value="880" calcext:value-type="float">
            <text:p>880</text:p>
          </table:table-cell>
          <table:table-cell table:style-name="ce2" table:number-columns-repeated="2"/>
          <table:table-cell table:style-name="ce2" office:value-type="float" office:value="650" calcext:value-type="float">
            <text:p>650</text:p>
          </table:table-cell>
          <table:table-cell table:style-name="ce2" table:number-columns-repeated="2"/>
          <table:table-cell table:style-name="ce2" office:value-type="float" office:value="1120" calcext:value-type="float">
            <text:p>1120</text:p>
          </table:table-cell>
          <table:table-cell table:style-name="ce2"/>
          <table:table-cell table:style-name="ce6"/>
          <table:table-cell table:style-name="ce2" office:value-type="float" office:value="1120" calcext:value-type="float">
            <text:p>1120</text:p>
          </table:table-cell>
          <table:table-cell table:style-name="ce2" table:number-columns-repeated="2"/>
          <table:table-cell table:style-name="ce2" office:value-type="float" office:value="940" calcext:value-type="float">
            <text:p>940</text:p>
          </table:table-cell>
          <table:table-cell table:style-name="ce2" table:number-columns-repeated="2"/>
          <table:table-cell table:style-name="ce2" office:value-type="float" office:value="580" calcext:value-type="float">
            <text:p>580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2" office:value-type="float" office:value="850" calcext:value-type="float">
            <text:p>850</text:p>
          </table:table-cell>
          <table:table-cell table:style-name="ce2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Fetch Value xf(t)</text:p>
          </table:table-cell>
          <table:table-cell table:style-name="ce2" table:number-columns-repeated="3"/>
          <table:table-cell table:style-name="ce2" table:formula="of:=[.D2]" office:value-type="float" office:value="400" calcext:value-type="float">
            <text:p>400</text:p>
          </table:table-cell>
          <table:table-cell table:style-name="ce6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table:formula="of:=[.G2]" office:value-type="float" office:value="880" calcext:value-type="float">
            <text:p>880</text:p>
          </table:table-cell>
          <table:table-cell table:style-name="ce2" office:value-type="float" office:value="650" calcext:value-type="float">
            <text:p>650</text:p>
          </table:table-cell>
          <table:table-cell table:style-name="ce2"/>
          <table:table-cell table:style-name="ce2" table:formula="of:=[.J2]" office:value-type="float" office:value="650" calcext:value-type="float">
            <text:p>650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2" table:formula="of:=[.M2]" office:value-type="float" office:value="1120" calcext:value-type="float">
            <text:p>1120</text:p>
          </table:table-cell>
          <table:table-cell table:style-name="ce6" table:formula="of:=[.M2]" office:value-type="float" office:value="1120" calcext:value-type="float">
            <text:p>1120</text:p>
          </table:table-cell>
          <table:table-cell table:style-name="ce2"/>
          <table:table-cell table:style-name="ce2" table:formula="of:=[.P2]" office:value-type="float" office:value="1120" calcext:value-type="float">
            <text:p>1120</text:p>
          </table:table-cell>
          <table:table-cell table:style-name="ce2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table:formula="of:=[.S2]" office:value-type="float" office:value="940" calcext:value-type="float">
            <text:p>940</text:p>
          </table:table-cell>
          <table:table-cell table:style-name="ce2" office:value-type="float" office:value="580" calcext:value-type="float">
            <text:p>580</text:p>
          </table:table-cell>
          <table:table-cell table:style-name="ce2"/>
          <table:table-cell table:style-name="ce2" table:formula="of:=[.V2]" office:value-type="float" office:value="580" calcext:value-type="float">
            <text:p>58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table:formula="of:=[.Y2]" office:value-type="float" office:value="1200" calcext:value-type="float">
            <text:p>1200</text:p>
          </table:table-cell>
          <table:table-cell table:style-name="ce2" office:value-type="float" office:value="850" calcext:value-type="float">
            <text:p>850</text:p>
          </table:table-cell>
          <table:table-cell table:style-name="ce2"/>
          <table:table-cell table:style-name="ce2" table:formula="of:=[.AB2]" office:value-type="float" office:value="850" calcext:value-type="float">
            <text:p>850</text:p>
          </table:table-cell>
          <table:table-cell table:style-name="ce2" table:formula="of:=[.AB2]" office:value-type="float" office:value="850" calcext:value-type="float">
            <text:p>850</text:p>
          </table:table-cell>
          <table:table-cell table:number-columns-repeated="99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family-generic="system" style:font-pitch="variable"/>
    <style:font-face style:name="verdana" svg:font-family="verdana, aria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n</meta:initial-creator>
    <meta:creation-date>2023-12-07T12:56:07.248018818</meta:creation-date>
    <dc:date>2024-10-01T09:18:51.970392722</dc:date>
    <meta:editing-duration>PT12H32M3S</meta:editing-duration>
    <meta:editing-cycles>14</meta:editing-cycles>
    <meta:generator>LibreOffice/7.3.7.2$Linux_X86_64 LibreOffice_project/30$Build-2</meta:generator>
    <meta:print-date>2024-10-01T09:18:45.789714299</meta:print-date>
    <meta:document-statistic meta:table-count="8" meta:cell-count="36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27cm" svg:height="7.398cm" xlink:href=".." xlink:type="simple" chart:class="chart:scatter" chart:row-mapping="2 1" chart:style-name="ch1">
        <chart:legend chart:legend-position="top" svg:x="5.666cm" svg:y="0.185cm" style:legend-expansion="wide" chart:style-name="ch2"/>
        <chart:plot-area chart:style-name="ch3" table:cell-range-address="'Fig.2'.B1:'Fig.2'.L2 'Fig.2'.A3:'Fig.2'.L3 'Fig.2'.A2:'Fig.2'.A2" chart:data-source-has-labels="column" svg:x="0.358cm" svg:y="0.93cm" svg:width="17.211cm" svg:height="5.34cm">
          <chart:coordinate-region svg:x="1.35cm" svg:y="1.129cm" svg:width="15.939cm" svg:height="4.494cm"/>
          <chart:axis chart:dimension="x" chart:name="primary-x" chart:style-name="ch4">
            <chart:title svg:x="8.363cm" svg:y="6.417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2'.B3:'Fig.2'.L3" chart:label-cell-address="'Fig.2'.A3:'Fig.2'.A3" chart:class="chart:scatter">
            <chart:domain table:cell-range-address="'Fig.2'.B1:'Fig.2'.L1"/>
            <chart:data-point chart:repeated="11"/>
          </chart:series>
          <chart:series chart:style-name="ch9" chart:values-cell-range-address="'Fig.2'.B2:'Fig.2'.L2" chart:label-cell-address="'Fig.2'.A2:'Fig.2'.A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2'.B1:'Fig.2'.L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etch Value xf(t)</text:p>
                <draw:g>
                  <svg:desc>'Fig.2'.A3:'Fig.2'.A3</svg:desc>
                </draw:g>
              </table:table-cell>
              <table:table-cell office:value-type="float" office:value="NaN">
                <text:p>NaN</text:p>
                <draw:g>
                  <svg:desc>'Fig.2'.B3:'Fig.2'.L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ve Value xa(t)</text:p>
                <draw:g>
                  <svg:desc>'Fig.2'.A2:'Fig.2'.A2</svg:desc>
                </draw:g>
              </table:table-cell>
              <table:table-cell office:value-type="float" office:value="610">
                <text:p>610</text:p>
                <draw:g>
                  <svg:desc>'Fig.2'.B2:'Fig.2'.L2</svg:desc>
                </draw:g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01cm" svg:height="7.519cm" xlink:href=".." xlink:type="simple" chart:class="chart:scatter" chart:style-name="ch1">
        <chart:legend chart:legend-position="top" svg:x="6.659cm" svg:y="0.185cm" style:legend-expansion="wide" chart:style-name="ch2"/>
        <chart:plot-area chart:style-name="ch3" table:cell-range-address="'Fig.1'.B1:'Fig.1'.J2 'Fig.1'.A2:'Fig.1'.A2" chart:data-source-has-labels="column" svg:x="0.336cm" svg:y="0.933cm" svg:width="16.129cm" svg:height="5.455cm">
          <chart:coordinate-region svg:x="1.328cm" svg:y="1.132cm" svg:width="14.857cm" svg:height="4.609cm"/>
          <chart:axis chart:dimension="x" chart:name="primary-x" chart:style-name="ch4">
            <chart:title svg:x="7.8cm" svg:y="6.538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1'.B2:'Fig.1'.J2" chart:label-cell-address="'Fig.1'.A2:'Fig.1'.A2" chart:class="chart:scatter">
            <chart:domain table:cell-range-address="'Fig.1'.B1:'Fig.1'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1'.B1:'Fig.1'.J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rchive Value xa(t)</text:p>
                <draw:g>
                  <svg:desc>'Fig.1'.A2:'Fig.1'.A2</svg:desc>
                </draw:g>
              </table:table-cell>
              <table:table-cell office:value-type="float" office:value="610">
                <text:p>610</text:p>
                <draw:g>
                  <svg:desc>'Fig.1'.B2:'Fig.1'.J2</svg:desc>
                </draw:g>
              </table:table-cell>
              <table:table-cell office:value-type="float" office:value="720">
                <text:p>7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50">
                <text:p>105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99cm" svg:height="9cm" xlink:href=".." xlink:type="simple" chart:class="chart:scatter" chart:style-name="ch1">
        <chart:legend chart:legend-position="top" svg:x="5.752cm" svg:y="0.185cm" style:legend-expansion="wide" chart:style-name="ch2"/>
        <chart:plot-area chart:style-name="ch3" table:cell-range-address="'Fig.2a'.B1:'Fig.2a'.L2 'Fig.2a'.B3:'Fig.2a'.L5 'Fig.2a'.B6:'Fig.2a'.L8 'Fig.2a'.B9:'Fig.2a'.L12 'Fig.2a'.A2:'Fig.2a'.A3" chart:data-source-has-labels="column" svg:x="0.361cm" svg:y="0.963cm" svg:width="17.377cm" svg:height="6.876cm">
          <chart:coordinate-region svg:x="1.353cm" svg:y="1.162cm" svg:width="16.105cm" svg:height="6.03cm"/>
          <chart:axis chart:dimension="x" chart:name="primary-x" chart:style-name="ch4">
            <chart:title svg:x="8.449cm" svg:y="8.01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2a'.B3:'Fig.2a'.L3 'Fig.2a'.B6:'Fig.2a'.L6 'Fig.2a'.B9:'Fig.2a'.L9 'Fig.2a'.B12:'Fig.2a'.L12" chart:label-cell-address="'Fig.2a'.A3:'Fig.2a'.A3" chart:class="chart:scatter">
            <chart:domain table:cell-range-address="'Fig.2a'.B1:'Fig.2a'.L1 'Fig.2a'.B4:'Fig.2a'.L4 'Fig.2a'.B7:'Fig.2a'.L7 'Fig.2a'.B10:'Fig.2a'.L10"/>
            <chart:data-point chart:repeated="44"/>
          </chart:series>
          <chart:series chart:style-name="ch9" chart:values-cell-range-address="'Fig.2a'.B2:'Fig.2a'.L2 'Fig.2a'.B5:'Fig.2a'.L5 'Fig.2a'.B8:'Fig.2a'.L8 'Fig.2a'.B11:'Fig.2a'.L11" chart:label-cell-address="'Fig.2a'.A2:'Fig.2a'.A2" chart:class="chart:scatte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Row 1 Row 4 Row 7 Row 10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Fig.2a'.B1:'Fig.2a'.L1 'Fig.2a'.B4:'Fig.2a'.L4 'Fig.2a'.B7:'Fig.2a'.L7 'Fig.2a'.B10:'Fig.2a'.L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tch Value xf(t)</text:p>
                <draw:g>
                  <svg:desc>'Fig.2a'.A3:'Fig.2a'.A3</svg:desc>
                </draw:g>
              </table:table-cell>
              <table:table-cell office:value-type="float" office:value="NaN">
                <text:p>NaN</text:p>
                <draw:g>
                  <svg:desc>'Fig.2a'.B3:'Fig.2a'.L3 'Fig.2a'.B6:'Fig.2a'.L6 'Fig.2a'.B9:'Fig.2a'.L9 'Fig.2a'.B12:'Fig.2a'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665">
                <text:p>665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840">
                <text:p>840</text:p>
              </table:table-cell>
              <table:table-cell office:value-type="float" office:value="930">
                <text:p>93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1032">
                <text:p>1032</text:p>
              </table:table-cell>
              <table:table-cell office:value-type="float" office:value="1041">
                <text:p>1041</text:p>
              </table:table-cell>
              <table:table-cell office:value-type="float" office:value="1050">
                <text:p>1050</text:p>
              </table:table-cell>
              <table:table-cell office:value-type="float" office:value="1065">
                <text:p>1065</text:p>
              </table:table-cell>
              <table:table-cell office:value-type="float" office:value="1080">
                <text:p>1080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1150">
                <text:p>115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200.90909090909">
                <text:p>1200.90909090909</text:p>
              </table:table-cell>
              <table:table-cell office:value-type="float" office:value="1203.63636363636">
                <text:p>1203.63636363636</text:p>
              </table:table-cell>
              <table:table-cell office:value-type="float" office:value="1206.36363636364">
                <text:p>1206.36363636364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ve Value xa(t)</text:p>
                <draw:g>
                  <svg:desc>'Fig.2a'.A2:'Fig.2a'.A2</svg:desc>
                </draw:g>
              </table:table-cell>
              <table:table-cell office:value-type="float" office:value="NaN">
                <text:p>NaN</text:p>
                <draw:g>
                  <svg:desc>'Fig.2a'.B2:'Fig.2a'.L2 'Fig.2a'.B5:'Fig.2a'.L5 'Fig.2a'.B8:'Fig.2a'.L8 'Fig.2a'.B11:'Fig.2a'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95cm" svg:height="7.596cm" xlink:href=".." xlink:type="simple" chart:class="chart:scatter" chart:style-name="ch1">
        <chart:legend chart:legend-position="top" svg:x="6.606cm" svg:y="0.185cm" style:legend-expansion="wide" chart:style-name="ch2"/>
        <chart:plot-area chart:style-name="ch3" table:cell-range-address="'Fig.4'.B1:'Fig.4'.J2 'Fig.4'.A2:'Fig.4'.A2" chart:data-source-has-labels="column" svg:x="0.333cm" svg:y="0.934cm" svg:width="16.029cm" svg:height="5.53cm">
          <chart:coordinate-region svg:x="1.325cm" svg:y="1.133cm" svg:width="14.757cm" svg:height="4.684cm"/>
          <chart:axis chart:dimension="x" chart:name="primary-x" chart:style-name="ch4">
            <chart:title svg:x="7.747cm" svg:y="6.615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4'.B2:'Fig.4'.J2" chart:label-cell-address="'Fig.4'.A2:'Fig.4'.A2" chart:class="chart:scatter">
            <chart:domain table:cell-range-address="'Fig.4'.B1:'Fig.4'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4'.B1:'Fig.4'.J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rchive Value xa(t)</text:p>
                <draw:g>
                  <svg:desc>'Fig.4'.A2:'Fig.4'.A2</svg:desc>
                </draw:g>
              </table:table-cell>
              <table:table-cell office:value-type="float" office:value="400">
                <text:p>400</text:p>
                <draw:g>
                  <svg:desc>'Fig.4'.B2:'Fig.4'.J2</svg:desc>
                </draw:g>
              </table:table-cell>
              <table:table-cell office:value-type="float" office:value="880">
                <text:p>88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580">
                <text:p>580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7.571cm" xlink:href=".." xlink:type="simple" chart:class="chart:scatter" chart:row-mapping="2 1" chart:style-name="ch1">
        <chart:legend chart:legend-position="top" svg:x="4.708cm" svg:y="0.185cm" style:legend-expansion="wide" chart:style-name="ch2"/>
        <chart:plot-area chart:style-name="ch3" table:cell-range-address="'Fig.5'.B1:'Fig.5'.M2 'Fig.5'.A3:'Fig.5'.M3 'Fig.5'.A2:'Fig.5'.A2" chart:data-source-has-labels="column" svg:x="0.32cm" svg:y="0.934cm" svg:width="15.371cm" svg:height="5.505cm">
          <chart:coordinate-region svg:x="1.311cm" svg:y="1.133cm" svg:width="14.099cm" svg:height="4.659cm"/>
          <chart:axis chart:dimension="x" chart:name="primary-x" chart:style-name="ch4">
            <chart:title svg:x="7.405cm" svg:y="6.5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5'.B3:'Fig.5'.M3" chart:label-cell-address="'Fig.5'.A3:'Fig.5'.A3" chart:class="chart:scatter">
            <chart:domain table:cell-range-address="'Fig.5'.B1:'Fig.5'.M1"/>
            <chart:data-point chart:repeated="12"/>
          </chart:series>
          <chart:series chart:style-name="ch9" chart:values-cell-range-address="'Fig.5'.B2:'Fig.5'.M2" chart:label-cell-address="'Fig.5'.A2:'Fig.5'.A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Fig.5'.B1:'Fig.5'.M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Fetch Value xf(t)</text:p>
                <draw:g>
                  <svg:desc>'Fig.5'.A3:'Fig.5'.A3</svg:desc>
                </draw:g>
              </table:table-cell>
              <table:table-cell office:value-type="float" office:value="NaN">
                <text:p>NaN</text:p>
                <draw:g>
                  <svg:desc>'Fig.5'.B3:'Fig.5'.M3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Archive Value xa(t)</text:p>
                <draw:g>
                  <svg:desc>'Fig.5'.A2:'Fig.5'.A2</svg:desc>
                </draw:g>
              </table:table-cell>
              <table:table-cell office:value-type="float" office:value="400">
                <text:p>400</text:p>
                <draw:g>
                  <svg:desc>'Fig.5'.B2:'Fig.5'.M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571cm" xlink:href=".." xlink:type="simple" chart:class="chart:scatter" chart:row-mapping="2 1" chart:style-name="ch1">
        <chart:legend chart:legend-position="top" svg:x="4.702cm" svg:y="0.185cm" style:legend-expansion="wide" chart:style-name="ch2"/>
        <chart:plot-area chart:style-name="ch3" table:cell-range-address="'Fig.6'.B1:'Fig.6'.AD2 'Fig.6'.A3:'Fig.6'.AD3 'Fig.6'.A2:'Fig.6'.A2" chart:data-source-has-labels="column" svg:x="0.319cm" svg:y="0.934cm" svg:width="15.36cm" svg:height="5.505cm">
          <chart:coordinate-region svg:x="1.311cm" svg:y="1.133cm" svg:width="14.088cm" svg:height="4.659cm"/>
          <chart:axis chart:dimension="x" chart:name="primary-x" chart:style-name="ch4">
            <chart:title svg:x="7.399cm" svg:y="6.5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6'.B3:'Fig.6'.AD3" chart:label-cell-address="'Fig.6'.A3:'Fig.6'.A3" chart:class="chart:scatter">
            <chart:domain table:cell-range-address="'Fig.6'.B1:'Fig.6'.AD1"/>
            <chart:data-point chart:repeated="29"/>
          </chart:series>
          <chart:series chart:style-name="ch9" chart:values-cell-range-address="'Fig.6'.B2:'Fig.6'.AD2" chart:label-cell-address="'Fig.6'.A2:'Fig.6'.A2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Fig.6'.B1:'Fig.6'.AD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Fetch Value xf(t)</text:p>
                <draw:g>
                  <svg:desc>'Fig.6'.A3:'Fig.6'.A3</svg:desc>
                </draw:g>
              </table:table-cell>
              <table:table-cell office:value-type="float" office:value="NaN">
                <text:p>NaN</text:p>
                <draw:g>
                  <svg:desc>'Fig.6'.B3:'Fig.6'.A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Archive Value xa(t)</text:p>
                <draw:g>
                  <svg:desc>'Fig.6'.A2:'Fig.6'.A2</svg:desc>
                </draw:g>
              </table:table-cell>
              <table:table-cell office:value-type="float" office:value="NaN">
                <text:p>NaN</text:p>
                <draw:g>
                  <svg:desc>'Fig.6'.B2:'Fig.6'.AD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571cm" xlink:href=".." xlink:type="simple" chart:class="chart:scatter" chart:row-mapping="2 1" chart:style-name="ch1">
        <chart:legend chart:legend-position="top" svg:x="4.702cm" svg:y="0.185cm" style:legend-expansion="wide" chart:style-name="ch2"/>
        <chart:plot-area chart:style-name="ch3" table:cell-range-address="'Fig.6a'.B1:'Fig.6a'.AD2 'Fig.6a'.A3:'Fig.6a'.AD3 'Fig.6a'.A2:'Fig.6a'.A2" chart:data-source-has-labels="column" svg:x="0.319cm" svg:y="0.934cm" svg:width="15.36cm" svg:height="5.505cm">
          <chart:coordinate-region svg:x="1.311cm" svg:y="1.133cm" svg:width="14.088cm" svg:height="4.659cm"/>
          <chart:axis chart:dimension="x" chart:name="primary-x" chart:style-name="ch4">
            <chart:title svg:x="7.399cm" svg:y="6.59cm" chart:style-name="ch5">
              <text:p>Time (t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g.6a'.B3:'Fig.6a'.AD3" chart:label-cell-address="'Fig.6a'.A3:'Fig.6a'.A3" chart:class="chart:scatter">
            <chart:domain table:cell-range-address="'Fig.6a'.B1:'Fig.6a'.AD1"/>
            <chart:data-point chart:repeated="29"/>
          </chart:series>
          <chart:series chart:style-name="ch9" chart:values-cell-range-address="'Fig.6a'.B2:'Fig.6a'.AD2" chart:label-cell-address="'Fig.6a'.A2:'Fig.6a'.A2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Fig.6a'.B1:'Fig.6a'.AD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Fetch Value xf(t)</text:p>
                <draw:g>
                  <svg:desc>'Fig.6a'.A3:'Fig.6a'.A3</svg:desc>
                </draw:g>
              </table:table-cell>
              <table:table-cell office:value-type="float" office:value="NaN">
                <text:p>NaN</text:p>
                <draw:g>
                  <svg:desc>'Fig.6a'.B3:'Fig.6a'.AD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Archive Value xa(t)</text:p>
                <draw:g>
                  <svg:desc>'Fig.6a'.A2:'Fig.6a'.A2</svg:desc>
                </draw:g>
              </table:table-cell>
              <table:table-cell office:value-type="float" office:value="NaN">
                <text:p>NaN</text:p>
                <draw:g>
                  <svg:desc>'Fig.6a'.B2:'Fig.6a'.AD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